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Normal_20__28_Web_29_">
      <style:paragraph-properties fo:margin-left="0in" fo:margin-right="0in" fo:margin-top="0in" fo:margin-bottom="0in" fo:text-indent="0in" style:auto-text-indent="false"/>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11"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2" style:family="paragraph" style:parent-style-name="Body_20_Text_20_First_20_Indent">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5" style:family="paragraph" style:parent-style-name="Standard">
      <style:paragraph-properties fo:margin-left="0in" fo:margin-right="0in" fo:margin-top="0.1945in" fo:margin-bottom="0.1945in" fo:text-indent="0in" style:auto-text-indent="false"/>
    </style:style>
    <style:style style:name="P16"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7" style:family="paragraph" style:parent-style-name="Text_20_body">
      <style:paragraph-properties fo:margin-left="0in" fo:margin-right="0in" fo:margin-top="0.1945in" fo:margin-bottom="0.1945in" fo:text-indent="0in" style:auto-text-indent="false"/>
    </style:style>
    <style:style style:name="P18" style:family="paragraph" style:parent-style-name="Text_20_body">
      <style:paragraph-properties fo:margin-left="0in" fo:margin-right="0in" fo:margin-top="0.1945in" fo:margin-bottom="0.1945in" fo:text-indent="0in" style:auto-text-indent="false"/>
      <style:text-properties fo:color="#000000"/>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align="start" style:justify-single-word="false" fo:text-indent="0in" style:auto-text-indent="false"/>
    </style:style>
    <style:style style:name="P21" style:family="paragraph" style:parent-style-name="Text_20_body">
      <style:paragraph-properties fo:margin-left="0in" fo:margin-right="0in" fo:text-indent="0in" style:auto-text-indent="false"/>
      <style:text-properties fo:font-style="normal" style:font-style-asian="normal" style:font-style-complex="normal"/>
    </style:style>
    <style:style style:name="P22"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text-indent="0in" style:auto-text-indent="false"/>
      <style:text-properties fo:font-style="italic" style:font-style-asian="italic" style:font-style-complex="italic"/>
    </style:style>
    <style:style style:name="P25" style:family="paragraph" style:parent-style-name="Text_20_body">
      <style:paragraph-properties fo:margin-left="0in" fo:margin-right="0in" fo:text-indent="0in" style:auto-text-indent="false"/>
      <style:text-properties fo:font-weight="bold" style:font-weight-asian="bold" style:font-weight-complex="bold"/>
    </style:style>
    <style:style style:name="P26" style:family="paragraph" style:parent-style-name="Standard">
      <style:paragraph-properties fo:margin-left="0in" fo:margin-right="0in" fo:margin-top="0in" fo:margin-bottom="0.0799in" fo:text-indent="0in" style:auto-text-indent="false"/>
    </style:style>
    <style:style style:name="P27" style:family="paragraph" style:parent-style-name="Text_20_body">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style>
    <style:style style:name="P2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0"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3" style:family="paragraph" style:parent-style-name="Normal_20__28_Web_29_">
      <style:paragraph-properties fo:margin-left="0in" fo:margin-right="0in" fo:text-indent="0in" style:auto-text-indent="false"/>
    </style:style>
    <style:style style:name="P34" style:family="paragraph" style:parent-style-name="Text_20_body">
      <style:paragraph-properties fo:margin-left="0in" fo:margin-right="0in" fo:margin-top="0in" fo:margin-bottom="0.0598in" fo:text-indent="0in" style:auto-text-indent="false"/>
    </style:style>
    <style:style style:name="P35" style:family="paragraph" style:parent-style-name="List_20_Continue">
      <style:paragraph-properties fo:margin-left="0in" fo:margin-right="0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List_20_Continue">
      <style:paragraph-properties fo:margin-left="-0.5in" fo:margin-right="0in" fo:text-indent="0in" style:auto-text-indent="false"/>
    </style:style>
    <style:style style:name="P38" style:family="paragraph" style:parent-style-name="Text_20_body">
      <style:paragraph-properties fo:margin-left="-0.5in" fo:margin-right="0in" fo:text-indent="0in" style:auto-text-indent="false"/>
    </style:style>
    <style:style style:name="P39" style:family="paragraph" style:parent-style-name="Text_20_body">
      <style:paragraph-properties fo:margin-left="1in" fo:margin-right="0in" fo:margin-top="0in" fo:margin-bottom="0in" fo:text-indent="0in" style:auto-text-indent="false"/>
    </style:style>
    <style:style style:name="P40"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1" style:family="paragraph" style:parent-style-name="Text_20_body">
      <style:paragraph-properties fo:margin-left="0.5in" fo:margin-right="0in" fo:text-indent="0in" style:auto-text-indent="false"/>
      <style:text-properties fo:font-style="italic" style:font-style-asian="italic"/>
    </style:style>
    <style:style style:name="P42"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3"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4"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8"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51"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2" style:family="paragraph" style:parent-style-name="Standard">
      <style:paragraph-properties fo:margin-left="0.5in" fo:margin-right="0in" fo:margin-top="0in" fo:margin-bottom="0.0799in" fo:text-indent="0in" style:auto-text-indent="false"/>
    </style:style>
    <style:style style:name="P53" style:family="paragraph" style:parent-style-name="Date">
      <style:paragraph-properties fo:margin-left="2.5in" fo:margin-right="0in" fo:text-indent="0in" style:auto-text-indent="false"/>
    </style:style>
    <style:style style:name="P54" style:family="paragraph" style:parent-style-name="Standard">
      <style:paragraph-properties fo:margin-top="0in" fo:margin-bottom="0.0799in"/>
    </style:style>
    <style:style style:name="P55" style:family="paragraph" style:parent-style-name="Standard">
      <style:paragraph-properties fo:margin-top="0in" fo:margin-bottom="0.0799in"/>
      <style:text-properties fo:color="#000000"/>
    </style:style>
    <style:style style:name="P56" style:family="paragraph" style:parent-style-name="Standard">
      <style:paragraph-properties fo:margin-top="0in" fo:margin-bottom="0.0799in"/>
      <style:text-properties fo:color="#000000" fo:font-weight="normal" style:font-weight-asian="normal" style:font-weight-complex="normal"/>
    </style:style>
    <style:style style:name="P57" style:family="paragraph" style:parent-style-name="Text_20_body">
      <style:paragraph-properties fo:margin-left="-1in" fo:margin-right="0in" fo:text-indent="0in" style:auto-text-indent="false"/>
    </style:style>
    <style:style style:name="P58" style:family="paragraph" style:parent-style-name="List_20_Number_20_4">
      <style:paragraph-properties fo:margin-left="-1in" fo:margin-right="0in" fo:text-indent="0in" style:auto-text-indent="false"/>
    </style:style>
    <style:style style:name="P59"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60"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61" style:family="paragraph" style:parent-style-name="Text_20_body">
      <style:text-properties fo:font-size="10.5pt" fo:font-style="italic" style:font-style-asian="italic" style:font-style-complex="italic"/>
    </style:style>
    <style:style style:name="P62" style:family="paragraph" style:parent-style-name="Text_20_body">
      <style:text-properties fo:font-style="normal" fo:font-weight="normal" style:font-style-asian="normal" style:font-weight-asian="normal" style:font-style-complex="normal" style:font-weight-complex="normal"/>
    </style:style>
    <style:style style:name="P63" style:family="paragraph" style:parent-style-name="Text_20_body">
      <style:text-properties fo:color="#000000"/>
    </style:style>
    <style:style style:name="P64" style:family="paragraph" style:parent-style-name="Text_20_body">
      <style:text-properties fo:font-size="12pt" fo:font-style="normal" style:font-size-asian="12pt" style:font-style-asian="normal" style:font-size-complex="12pt" style:font-style-complex="normal"/>
    </style:style>
    <style:style style:name="P65" style:family="paragraph" style:parent-style-name="Standard">
      <style:paragraph-properties fo:margin-left="-0.5in" fo:margin-right="0in" fo:margin-top="0.1945in" fo:margin-bottom="0.1945in" fo:text-indent="0.5in" style:auto-text-indent="false"/>
    </style:style>
    <style:style style:name="P6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7" style:family="paragraph" style:parent-style-name="Heading_20_2">
      <style:paragraph-properties fo:margin-left="0.0083in" fo:margin-right="0in" fo:text-indent="0in" style:auto-text-indent="false"/>
    </style:style>
    <style:style style:name="P6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5"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76"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77" style:family="paragraph" style:parent-style-name="Contents_20_2">
      <style:paragraph-properties>
        <style:tab-stops>
          <style:tab-stop style:position="5.5252in" style:type="right" style:leader-style="dotted" style:leader-text="."/>
        </style:tab-stops>
      </style:paragraph-properties>
    </style:style>
    <style:style style:name="P78"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style:font-name="Times New Roman" fo:font-size="12pt" fo:font-weight="normal" style:font-size-asian="12pt" style:font-weight-asian="normal" style:font-size-complex="12pt" style:font-weight-complex="normal"/>
    </style:style>
    <style:style style:name="P80" style:family="paragraph" style:parent-style-name="Standard" style:list-style-name="L1">
      <style:paragraph-properties fo:margin-left="0in" fo:margin-right="0in" fo:margin-top="0in" fo:margin-bottom="0.0799in" fo:text-indent="0in" style:auto-text-indent="false"/>
    </style:style>
    <style:style style:name="P81" style:family="paragraph" style:parent-style-name="Standard" style:list-style-name="L1">
      <style:paragraph-properties fo:margin-left="0in" fo:margin-right="0in" fo:margin-top="0in" fo:margin-bottom="0.0799in" fo:text-indent="0in" style:auto-text-indent="false"/>
    </style:style>
    <style:style style:name="P82" style:family="paragraph" style:parent-style-name="Standard" style:list-style-name="L1">
      <style:paragraph-properties fo:margin-left="0in" fo:margin-right="0in" fo:margin-top="0in" fo:margin-bottom="0.0799in" fo:text-indent="0in" style:auto-text-indent="false"/>
    </style:style>
    <style:style style:name="P83" style:family="paragraph" style:parent-style-name="Standard" style:list-style-name="L1">
      <style:paragraph-properties fo:margin-left="0in" fo:margin-right="0in" fo:margin-top="0in" fo:margin-bottom="0.0799in" fo:text-indent="0in" style:auto-text-indent="false"/>
    </style:style>
    <style:style style:name="P84"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5"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6"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7"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8"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89" style:family="paragraph" style:parent-style-name="Standard" style:list-style-name="L2">
      <style:paragraph-properties fo:margin-left="0.5in" fo:margin-right="0in" fo:margin-top="0in" fo:margin-bottom="0.0799in" fo:text-indent="0in" style:auto-text-indent="false"/>
    </style:style>
    <style:style style:name="P90" style:family="paragraph" style:parent-style-name="Standard" style:list-style-name="L2">
      <style:paragraph-properties fo:margin-left="0.5in" fo:margin-right="0in" fo:margin-top="0in" fo:margin-bottom="0.0799in" fo:text-indent="0in" style:auto-text-indent="false"/>
    </style:style>
    <style:style style:name="P91" style:family="paragraph" style:parent-style-name="List_20_Continue" style:list-style-name="L1">
      <style:paragraph-properties fo:margin-left="0in" fo:margin-right="0in" fo:margin-top="0in" fo:margin-bottom="0.0799in" fo:text-indent="0in" style:auto-text-indent="false"/>
    </style:style>
    <style:style style:name="P92" style:family="paragraph" style:parent-style-name="List" style:list-style-name="WW8Num24">
      <style:paragraph-properties fo:margin-left="-0.5in" fo:margin-right="0in" fo:text-indent="-0.25in" style:auto-text-indent="false"/>
    </style:style>
    <style:style style:name="P93" style:family="paragraph" style:parent-style-name="List" style:list-style-name="WW8Num24">
      <style:paragraph-properties fo:margin-left="-0.5in" fo:margin-right="0in" fo:text-indent="-0.25in" style:auto-text-indent="false"/>
    </style:style>
    <style:style style:name="P94" style:family="paragraph" style:parent-style-name="List" style:list-style-name="WW8Num24">
      <style:paragraph-properties fo:margin-left="-0.5in" fo:margin-right="0in" fo:text-indent="-0.25in" style:auto-text-indent="false"/>
    </style:style>
    <style:style style:name="P95" style:family="paragraph" style:parent-style-name="List" style:list-style-name="WW8Num24">
      <style:paragraph-properties fo:margin-left="-0.5in" fo:margin-right="0in" fo:margin-top="0in" fo:margin-bottom="0.0799in" fo:text-indent="-0.25in" style:auto-text-indent="false"/>
      <style:text-properties fo:font-style="normal" style:font-style-asian="normal" style:font-style-complex="normal"/>
    </style:style>
    <style:style style:name="P9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7" style:family="paragraph" style:parent-style-name="Contents_20_3">
      <style:paragraph-properties>
        <style:tab-stops>
          <style:tab-stop style:position="5.3583in" style:type="right" style:leader-style="dotted" style:leader-text="."/>
        </style:tab-stops>
      </style:paragraph-properties>
    </style:style>
    <style:style style:name="P98" style:family="paragraph" style:parent-style-name="Text_20_body" style:list-style-name="WW8Num18">
      <style:paragraph-properties fo:margin-left="-1in" fo:margin-right="0in" fo:margin-top="0in" fo:margin-bottom="0.0799in" fo:text-indent="0in" style:auto-text-indent="false"/>
    </style:style>
    <style:style style:name="P9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00"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1" style:family="paragraph" style:parent-style-name="Text_20_body" style:list-style-name="WW8Num33">
      <style:paragraph-properties fo:margin-left="0in" fo:margin-right="0in" fo:text-indent="0in" style:auto-text-indent="false"/>
    </style:style>
    <style:style style:name="P102"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03" style:family="paragraph" style:parent-style-name="Text_20_body" style:list-style-name="WW8Num33">
      <style:paragraph-properties fo:margin-left="-0.5in" fo:margin-right="0in" fo:text-indent="0in" style:auto-text-indent="false"/>
    </style:style>
    <style:style style:name="P104" style:family="paragraph" style:parent-style-name="Text_20_body" style:list-style-name="WW8Num33">
      <style:paragraph-properties fo:margin-left="-0.5in" fo:margin-right="0in" fo:text-indent="0in" style:auto-text-indent="false"/>
    </style:style>
    <style:style style:name="P105" style:family="paragraph" style:parent-style-name="Text_20_body" style:list-style-name="L4">
      <style:paragraph-properties fo:margin-left="0.5in" fo:margin-right="0in" fo:margin-top="0in" fo:margin-bottom="0in" fo:text-indent="0in" style:auto-text-indent="false"/>
    </style:style>
    <style:style style:name="P106" style:family="paragraph" style:parent-style-name="Text_20_body" style:list-style-name="L4">
      <style:paragraph-properties fo:margin-left="0.5in" fo:margin-right="0in" fo:margin-top="0in" fo:margin-bottom="0in" fo:text-indent="0in" style:auto-text-indent="false"/>
    </style:style>
    <style:style style:name="P107" style:family="paragraph" style:parent-style-name="Text_20_body" style:list-style-name="L4">
      <style:paragraph-properties fo:margin-left="0.5in" fo:margin-right="0in" fo:margin-top="0in" fo:margin-bottom="0in" fo:text-indent="0in" style:auto-text-indent="false"/>
    </style:style>
    <style:style style:name="P108" style:family="paragraph" style:parent-style-name="Text_20_body" style:list-style-name="L4">
      <style:paragraph-properties fo:margin-left="0.5in" fo:margin-right="0in" fo:margin-top="0in" fo:margin-bottom="0in" fo:text-indent="0in" style:auto-text-indent="false"/>
    </style:style>
    <style:style style:name="P109" style:family="paragraph" style:parent-style-name="Text_20_body" style:list-style-name="L4">
      <style:paragraph-properties fo:margin-left="1in" fo:margin-right="0in" fo:margin-top="0in" fo:margin-bottom="0in" fo:text-indent="0in" style:auto-text-indent="false"/>
    </style:style>
    <style:style style:name="P110" style:family="paragraph" style:parent-style-name="Text_20_body" style:list-style-name="L4">
      <style:paragraph-properties fo:margin-left="1in" fo:margin-right="0in" fo:margin-top="0in" fo:margin-bottom="0in" fo:text-indent="0in" style:auto-text-indent="false"/>
    </style:style>
    <style:style style:name="P111" style:family="paragraph" style:parent-style-name="Text_20_body" style:list-style-name="L4">
      <style:paragraph-properties fo:margin-left="1in" fo:margin-right="0in" fo:margin-top="0in" fo:margin-bottom="0in" fo:text-indent="0in" style:auto-text-indent="false"/>
    </style:style>
    <style:style style:name="P112" style:family="paragraph" style:parent-style-name="Text_20_body" style:list-style-name="L4">
      <style:paragraph-properties fo:margin-left="1in" fo:margin-right="0in" fo:margin-top="0in" fo:margin-bottom="0in" fo:text-indent="0in" style:auto-text-indent="false"/>
    </style:style>
    <style:style style:name="P113" style:family="paragraph" style:parent-style-name="Text_20_body" style:list-style-name="L4">
      <style:paragraph-properties fo:margin-left="1in" fo:margin-right="0in" fo:margin-top="0in" fo:margin-bottom="0in" fo:text-indent="0in" style:auto-text-indent="false"/>
    </style:style>
    <style:style style:name="P114" style:family="paragraph" style:parent-style-name="Text_20_body" style:list-style-name="L4">
      <style:paragraph-properties fo:margin-left="1in" fo:margin-right="0in" fo:margin-top="0in" fo:margin-bottom="0in" fo:text-indent="0in" style:auto-text-indent="false"/>
    </style:style>
    <style:style style:name="P115" style:family="paragraph" style:parent-style-name="Text_20_body" style:list-style-name="L4">
      <style:paragraph-properties fo:margin-left="1in" fo:margin-right="0in" fo:text-indent="0in" style:auto-text-indent="false"/>
    </style:style>
    <style:style style:name="P116" style:family="paragraph" style:parent-style-name="Text_20_body">
      <style:paragraph-properties fo:margin-top="0in" fo:margin-bottom="0in"/>
    </style:style>
    <style:style style:name="P117"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tyle="italic" fo:font-weight="normal"/>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style="normal" style:font-style-asian="normal" style:font-style-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ize="10.5pt" fo:font-style="italic" fo:font-weight="normal" style:font-style-asian="italic" style:font-style-complex="italic"/>
    </style:style>
    <style:style style:name="T26" style:family="text">
      <style:text-properties fo:color="#000000" fo:font-size="10.5pt" fo:font-style="italic" style:font-style-asian="italic" style:font-style-complex="italic"/>
    </style:style>
    <style:style style:name="T27"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28"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2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0"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1"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2"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3"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4" style:family="text">
      <style:text-properties fo:color="#000000" style:font-name="Times New Roman" fo:font-style="normal" fo:font-weight="normal" style:font-style-asian="normal" style:font-weight-asian="normal" style:font-style-complex="normal" style:font-weight-complex="normal"/>
    </style:style>
    <style:style style:name="T35"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6"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7" style:family="text">
      <style:text-properties fo:color="#000000" style:font-name="Arial" fo:font-style="normal" fo:font-weight="bold" style:font-style-asian="normal" style:font-weight-asian="bold" style:font-style-complex="normal" style:font-weight-complex="bold"/>
    </style:style>
    <style:style style:name="T38" style:family="text">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9" style:family="text">
      <style:text-properties fo:color="#000000"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40" style:family="text">
      <style:text-properties style:font-name="Helv" fo:font-size="10pt" fo:font-style="italic" style:font-size-asian="10pt" style:font-style-asian="italic" style:font-name-complex="Helv" style:font-size-complex="10pt"/>
    </style:style>
    <style:style style:name="T41" style:family="text">
      <style:text-properties style:font-name="Helv" fo:font-size="10pt" fo:language="da" fo:country="DK" fo:font-style="italic" style:font-size-asian="10pt" style:font-style-asian="italic" style:font-name-complex="Helv" style:font-size-complex="10pt"/>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fo:font-style="normal" fo:font-weight="bold" style:font-size-asian="12pt" style:font-style-asian="normal" style:font-weight-asian="bold" style:font-size-complex="12pt" style:font-style-complex="normal" style:font-weight-complex="bold"/>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2pt" style:font-size-asian="12pt" style:font-size-complex="12pt"/>
    </style:style>
    <style:style style:name="T46" style:family="text">
      <style:text-properties style:text-underline-style="none"/>
    </style:style>
    <style:style style:name="T47" style:family="text">
      <style:text-properties fo:font-size="10.5pt"/>
    </style:style>
    <style:style style:name="T48" style:family="text">
      <style:text-properties fo:font-size="10.5pt" fo:font-style="italic" style:font-style-asian="italic" style:font-style-complex="italic"/>
    </style:style>
    <style:style style:name="T49" style:family="text">
      <style:text-properties fo:font-weight="normal" style:font-weight-asian="normal" style:font-weight-complex="normal"/>
    </style:style>
    <style:style style:name="T5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1" style:family="text">
      <style:text-properties style:font-name="Times New Roman" fo:font-size="12pt" fo:font-weight="normal" style:font-size-asian="12pt" style:font-weight-asian="normal" style:font-size-complex="12pt" style:font-weight-complex="normal"/>
    </style:style>
    <style:style style:name="T52"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54" style:family="text">
      <style:text-properties style:font-name="Times New Roman" fo:font-size="12pt" fo:font-style="italic" style:font-size-asian="12pt" style:font-style-asian="italic" style:font-size-complex="12pt" style:font-style-complex="italic"/>
    </style:style>
    <style:style style:name="T55" style:family="text">
      <style:text-properties style:font-name="Times New Roman" fo:font-size="12pt" style:font-size-asian="12pt" style:font-size-complex="12pt"/>
    </style:style>
    <style:style style:name="T56"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7" style:family="text">
      <style:text-properties style:font-name="TimesNewRomanPSMT" fo:font-size="12pt" style:font-name-asian="TimesNewRomanPSMT" style:font-size-asian="12pt" style:font-name-complex="TimesNewRomanPSMT" style:font-size-complex="12pt"/>
    </style:style>
    <style:style style:name="T58" style:family="text">
      <style:text-properties style:language-asian="zh" style:country-asian="CN"/>
    </style:style>
    <style:style style:name="T59"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xCAT 2 on AIX</text:p>
      <text:p text:style-name="P11">Installing AIX using mksysb images </text:p>
      <text:p text:style-name="P12"/>
      <text:p text:style-name="P53"><text:date style:data-style-name="N36" text:date-value="2010-08-11T13:30:37.66">08/11/2010</text:date>, <text:time style:data-style-name="N116" text:time-value="2010-08-11T13:30:37.66">PM 01:30:38</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8"><text:a xlink:type="simple" xlink:href="#1.Overview|outline">1.0 Overview<text:tab/>1</text:a></text:p>
          <text:p text:style-name="P68"><text:a xlink:type="simple" xlink:href="#2. Installing AIX using mksysb images|outline">2.0 <text:s/>Installing AIX using mksysb images<text:tab/>2</text:a></text:p>
          <text:p text:style-name="P77"><text:a xlink:type="simple" xlink:href="#2.1.Define the HMC as an xCAT node|outline">2.1 Define the HMC as an xCAT node<text:tab/>2</text:a></text:p>
          <text:p text:style-name="P77"><text:a xlink:type="simple" xlink:href="#2.2.Discover the LPARs managed by the HMC|outline">2.2 Discover the LPARs managed by the HMC<text:tab/>2</text:a></text:p>
          <text:p text:style-name="P77"><text:a xlink:type="simple" xlink:href="#2.3.Define xCAT cluster nodes|outline">2.3 Define xCAT cluster nodes<text:tab/>3</text:a></text:p>
          <text:p text:style-name="P77"><text:a xlink:type="simple" xlink:href="#2.4.Add IP addresses and hostnames to /etc/hosts|outline">2.4 Add IP addresses and hostnames to /etc/hosts<text:tab/>4</text:a></text:p>
          <text:p text:style-name="P77"><text:a xlink:type="simple" xlink:href="#2.5.Define xCAT groups (optional)|outline">2.5 Define xCAT groups (optional)<text:tab/>4</text:a></text:p>
          <text:p text:style-name="P77"><text:a xlink:type="simple" xlink:href="#2.6.Create an operating system image|outline">2.6 Create an operating system image<text:tab/>4</text:a></text:p>
          <text:p text:style-name="P77"><text:a xlink:type="simple" xlink:href="#2.7.Define xCAT networks|outline">2.7 Define xCAT networks<text:tab/>7</text:a></text:p>
          <text:p text:style-name="P77"><text:a xlink:type="simple" xlink:href="#2.8.Create additional NIM network definitions (optional)  |outline">2.8 Create additional NIM network definitions (optional) <text:s/><text:tab/>7</text:a></text:p>
          <text:p text:style-name="P77"><text:a xlink:type="simple" xlink:href="#2.9.Gather MAC information for the install adapters.|outline">2.9 Gather MAC information for the install adapters.<text:tab/>8</text:a></text:p>
          <text:p text:style-name="P77"><text:a xlink:type="simple" xlink:href="#2.10.Set up customization scripts (optional) |outline">2.10 Set up customization scripts (optional) <text:tab/>9</text:a></text:p>
          <text:p text:style-name="P97"><text:a xlink:type="simple" xlink:href="#2.10.1.  Add NTP setup script |outline">2.10.1 <text:s text:c="2"/>Add NTP setup script <text:tab/>10</text:a></text:p>
          <text:p text:style-name="P97"><text:a xlink:type="simple" xlink:href="#2.10.2. Add secondary adapter configuration script|outline">2.10.2 <text:s/>Add secondary adapter configuration script<text:tab/>10</text:a></text:p>
          <text:p text:style-name="P97"><text:a xlink:type="simple" xlink:href="#2.10.3. Configure NIM to use nimsh and SSL.|outline">2.10.3 <text:s/>Configure NIM to use nimsh and SSL.<text:tab/>11</text:a></text:p>
          <text:p text:style-name="P77"><text:a xlink:type="simple" xlink:href="#2.11.Create prescripts (optional)|outline">2.11 Create prescripts (optional)<text:tab/>12</text:a></text:p>
          <text:p text:style-name="P77"><text:a xlink:type="simple" xlink:href="#2.12.Create NIM client &amp; group definitions|outline">2.12 Create NIM client &amp; group definitions<text:tab/>13</text:a></text:p>
          <text:p text:style-name="P77"><text:a xlink:type="simple" xlink:href="#2.13.Initialize the AIX/NIM nodes|outline">2.13 Initialize the AIX/NIM nodes<text:tab/>13</text:a></text:p>
          <text:p text:style-name="P77"><text:a xlink:type="simple" xlink:href="#2.14.Open a remote console (optional)|outline">2.14 Open a remote console (optional)<text:tab/>14</text:a></text:p>
          <text:p text:style-name="P77"><text:a xlink:type="simple" xlink:href="#2.15.Initiate a network boot|outline">2.15 Initiate a network boot<text:tab/>14</text:a></text:p>
          <text:p text:style-name="P77"><text:a xlink:type="simple" xlink:href="#2.16.Verify the deployment|outline">2.16 Verify the deployment<text:tab/>14</text:a></text:p>
          <text:p text:style-name="P68"><text:a xlink:type="simple" xlink:href="#3.Cleanup|outline">3.0 Cleanup<text:tab/>15</text:a></text:p>
          <text:p text:style-name="P77"><text:a xlink:type="simple" xlink:href="#3.1.Removing NIM machine definitions|outline">3.1 Removing NIM machine definitions<text:tab/>15</text:a></text:p>
          <text:p text:style-name="P77"><text:a xlink:type="simple" xlink:href="#3.2.Removing NIM resources |outline">3.2 Removing NIM resources <text:tab/>16</text:a></text:p>
        </text:index-body>
      </text:table-of-content>
      <text:p text:style-name="P1"/>
      <text:h text:style-name="Heading_20_1" text:outline-level="1">Overview</text:h>
      <text:p text:style-name="P26">This “How-To” illustrates how to use AIX <text:span text:style-name="T2">mksysb</text:span> backup images to clone AIX nodes.</text:p>
      <text:p text:style-name="P27">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6">The process described below uses xCAT features to automatically run the necessary AIX and NIM commands. <text:s text:c="2"/></text:p>
      <text:list text:style-name="WW8Num18">
        <text:list-item>
          <text:list>
            <text:list-header>
              <text:p text:style-name="P98">NIM is an AIX tool that enables a cluster administrator to centrally manage the installation and configuration of AIX and optional software on machines within a networked environment. <text:s/>This document assumes you are somewhat familiar with <text:soft-page-break/>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
      <text:p text:style-name="P56">Before starting this process it is assumed you have completed the following.</text:p>
      <text:list text:style-name="WW8Num24">
        <text:list-item>
          <text:p text:style-name="P92">An AIX system has been installed to use as an xCAT management node.</text:p>
        </text:list-item>
        <text:list-item>
          <text:p text:style-name="P92">The cluster network is configured. (The Ethernet network that will be used to perform the network boot of the nodes.)</text:p>
        </text:list-item>
        <text:list-item>
          <text:p text:style-name="P92">xCAT and prerequisite software has been installed and configured on the management node.</text:p>
        </text:list-item>
        <text:list-item>
          <text:p text:style-name="P95">Any logical partitions that will be used have already been created using the HMC interfaces. <text:s/></text:p>
        </text:list-item>
      </text:list>
      <text:h text:style-name="Heading_20_1" text:outline-level="1"><text:s/>Installing AIX <text:span text:style-name="T19">using mksysb images</text:span></text:h>
      <text:h text:style-name="Heading_20_2" text:outline-level="2">Define the HMC as an xCAT node</text:h>
      <text:p text:style-name="P35">The xCAT hardware control support requires that the hardware control point for the nodes also be defined as a cluster node.</text:p>
      <text:p text:style-name="P35">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8">mkdef –t node –o hmc01 groups=”<text:span text:style-name="T58">hmc,</text:span>all” <text:s/>nodetype=hmc <text:s/>mgt=hmc <text:s/><text:tab/>username=hscroot <text:s/>password=abc123</text:p>
      <text:h text:style-name="Heading_20_2" text:outline-level="2">Discover the LPARs managed by the HMC</text:h>
      <text:p text:style-name="Standard"/>
      <text:p text:style-name="P35">This step assumes that the partitions are already created using the standard HMC interfaces. </text:p>
      <text:p text:style-name="P3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5">To write the stanza format output of <text:span text:style-name="T1">rscan</text:span> to a file called “<text:span text:style-name="T3">mystanzafile”</text:span> run the following command.</text:p>
      <text:p text:style-name="P35"><text:tab/><text:span text:style-name="T5">rscan –z hmc01 &gt; mystanzafile</text:span></text:p>
      <text:p text:style-name="P35">This file can then be checked and modified as needed. <text:s/>For example you may need to add a different name for the node definition or add additional attributes and values.</text:p>
      <text:p text:style-name="P35"><text:span text:style-name="T1">Note</text:span>: The stanza file will contain stanzas for things other than the LPARs. <text:s/>This information must also be defined in the xCAT database. <text:s/>It is not necessary to modify the non-LPAR stanzas in any way.</text:p>
      <text:p text:style-name="P35">The updated stanza file might look something like the following. <text:s/><text:span text:style-name="T14"><text:s/></text:span></text:p>
      <text:p text:style-name="P45"><text:soft-page-break/><text:span text:style-name="T40">Server-9117-MMA-SN10F6F3D</text:span><text:span text:style-name="T41">:</text:span></text:p>
      <text:p text:style-name="P46"><text:s text:c="8"/>objtype=node</text:p>
      <text:p text:style-name="P46"><text:s text:c="8"/>nodetype=fsp</text:p>
      <text:p text:style-name="P45"><text:span text:style-name="T41"><text:s text:c="8"/></text:span><text:span text:style-name="T40">id=5</text:span></text:p>
      <text:p text:style-name="P47"><text:s text:c="8"/>model=9118-575</text:p>
      <text:p text:style-name="P47"><text:s text:c="8"/>serial=02013EB</text:p>
      <text:p text:style-name="P47"><text:s text:c="8"/>hcp=hmc01</text:p>
      <text:p text:style-name="P47"><text:s text:c="8"/>pprofile=</text:p>
      <text:p text:style-name="P47"><text:s text:c="8"/>parent=Server-9458-10099201WM_A</text:p>
      <text:p text:style-name="P47"><text:s text:c="8"/>groups=fsp,all</text:p>
      <text:p text:style-name="P47"><text:s text:c="8"/>mgt=hmc</text:p>
      <text:p text:style-name="P47"/>
      <text:p text:style-name="P47">node01:</text:p>
      <text:p text:style-name="P47"><text:s text:c="8"/>objtype=node</text:p>
      <text:p text:style-name="P47"><text:s text:c="8"/>nodetype=lpar,osi</text:p>
      <text:p text:style-name="P45"><text:span text:style-name="T40"><text:s text:c="8"/></text:span><text:span text:style-name="T41">id=9</text:span></text:p>
      <text:p text:style-name="P47"><text:s text:c="8"/>hcp=hmc01</text:p>
      <text:p text:style-name="P47"><text:s text:c="8"/>pprofile=lpar9</text:p>
      <text:p text:style-name="P47"><text:s text:c="8"/>parent=Server-9117-MMA-SN10F6F3D</text:p>
      <text:p text:style-name="P47"><text:s text:c="8"/>groups=<text:span text:style-name="T58">lpar,</text:span>all</text:p>
      <text:p text:style-name="P45"><text:span text:style-name="T40"><text:s text:c="8"/></text:span><text:span text:style-name="T41">mgt=hmc</text:span></text:p>
      <text:p text:style-name="P46"/>
      <text:p text:style-name="P46">node02:</text:p>
      <text:p text:style-name="P46"><text:s text:c="8"/>objtype=node</text:p>
      <text:p text:style-name="P46"><text:s text:c="8"/>nodetype=lpar,osi</text:p>
      <text:p text:style-name="P45"><text:span text:style-name="T41"><text:s text:c="8"/></text:span><text:span text:style-name="T40">id=7</text:span></text:p>
      <text:p text:style-name="P47"><text:s text:c="8"/>hcp=hmc01</text:p>
      <text:p text:style-name="P47"><text:s text:c="8"/>pprofile=lpar6</text:p>
      <text:p text:style-name="P47"><text:s text:c="8"/>parent=Server-9117-MMA-SN10F6F3D</text:p>
      <text:p text:style-name="P47"><text:s text:c="8"/>groups=<text:span text:style-name="T58">lpar,</text:span>all</text:p>
      <text:p text:style-name="P47"><text:s text:c="8"/>mgt=hmc</text:p>
      <text:p text:style-name="P37"/>
      <text:p text:style-name="P3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8">The information gathered by the <text:span text:style-name="T1">rscan </text:span>command can be used to create xCAT node definitions.</text:p>
          <text:p text:style-name="P58"/>
          <text:p text:style-name="P58">Since we have put all the node information in a stanza file we can now pass the contents of the file to the <text:span text:style-name="T1">mkdef</text:span> command to add the definitions to the xCAT database.</text:p>
          <text:p text:style-name="P58"/>
          <text:p text:style-name="P58"><text:tab/><text:span text:style-name="T12">cat mystanzafile | mkdef –z</text:span></text:p>
        </text:list-header>
      </text:list>
      <text:p text:style-name="P15">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text:soft-page-break/>Add IP addresses and hostnames to /etc/hosts</text:h>
      <text:p text:style-name="Standard"/>
      <text:p text:style-name="Standard"><text:span text:style-name="T49">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0">(http://xcat.svn.sourceforge.net/viewvc/xcat/xcat-core/trunk/xCAT-client/share/doc/xCAT2onAIX.pdf )</text:span></text:span></text:a></text:p>
      <text:p text:style-name="Standard"/>
      <text:h text:style-name="Heading_20_2" text:outline-level="2">Define xCAT groups (optional)</text:h>
      <text:p text:style-name="P2">XCAT supports both <text:span text:style-name="T4">static</text:span> and <text:span text:style-name="T4">dynamic</text:span> node groups. <text:s/>See the section titled “xCAT node group support” in the “<text:span text:style-name="T51">xCAT2 Top Doc” document for details on using xCAT groups. ( </text:span><text:a xlink:type="simple" xlink:href="http://xcat.svn.sourceforge.net/viewvc/xcat/xcat-core/trunk/xCAT-client/share/doc/xCAT2top.pdf"><text:span text:style-name="T51">http://xcat.svn.sourceforge.net/viewvc/xcat/xcat-core/trunk/xCAT-client/share/doc/xCAT2top.pdf</text:span></text:a><text:span text:style-name="T51">)</text:span></text:p>
      <text:p text:style-name="P78"/>
      <text:h text:style-name="Heading_20_2" text:outline-level="2">Create an operating system image</text:h>
      <text:p text:style-name="Standard"/>
      <text:p text:style-name="P54">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54">Note: <text:s/>xCAT requires that openssl, openssh and other prerequisite software be installed on the cluster nodes. <text:s/>Make sure this software has been installed on the system that is used to create the <text:span text:style-name="T2">mksysb</text:span> backup. <text:s/>(The xCAT <text:s/><text:span text:style-name="T57">xCATaixSSL.bnd and xCATaixSSH.bnd installp bundles files may be of use when installing this software.)</text:span></text:p>
      <text:p text:style-name="Standard"><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 <text:s/><text:span text:style-name="T51">( </text:span><text:a xlink:type="simple" xlink:href="http://xcat.svn.sourceforge.net/viewvc/xcat/xcat-core/trunk/xCAT-client/share/doc/xCAT2onAIXinstall.pdf"><text:span text:style-name="T51">http://xcat.svn.sourceforge.net/viewvc/xcat/xcat-core/trunk/xCAT-client/share/doc/xCAT2onAIXinstall.pdf</text:span></text:a><text:span text:style-name="T51">)</text:span></text:p>
      <text:p text:style-name="P79"/>
      <text:p text:style-name="P54"><text:span text:style-name="T2">Note</text:span>: It is also possible to use an existing <text:span text:style-name="T2">mksysb</text:span> image. <text:s text:c="2"/></text:p>
      <text:p text:style-name="P27">Once the target node is ready you can use the xCAT <text:span text:style-name="T2">mknimimage</text:span> command to create an xCAT <text:span text:style-name="T4">osimage</text:span> definition as well as the required NIM installation resources.</text:p>
      <text:p text:style-name="P27">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7"><text:soft-page-break/>In order to use NIM to perform a remote network boot of a cluster node the NIM software must be installed, <text:s/>NIM must be configured, and some basic NIM resources must be created.</text:p>
      <text:p text:style-name="P19">The <text:span text:style-name="T2">mknimimage</text:span> comm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9"><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9"><text:span text:style-name="T2">Note:</text:span> For various reasons it is recommended that you <text:span text:style-name="T13">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9">By default, the <text:span text:style-name="T2">mknimimage</text:span> command will create the NIM resources in subdirectories of <text:s/>/install. <text:s text:c="2"/>Some of the NIM resources are quite large (1-2G) so it may be necessary to increase the files size limit. </text:p>
      <text:p text:style-name="P19">For example, to set the file size limit to “unlimited” for the user “root” you could run the following command.</text:p>
      <text:p text:style-name="P19"><text:tab/><text:span text:style-name="T6">/usr/bin/chuser fsize=-1 root</text:span></text:p>
      <text:p text:style-name="P25">It may also be necessary to increase the amount of free space available in the file system that will contain the NIM resources.</text:p>
      <text:p text:style-name="P19">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9">For example, <text:s/>to create an <text:span text:style-name="T4">osimage</text:span> named “610sysb” using a node named “node27” as the target source you could run the following command. <text:s/></text:p>
      <text:p text:style-name="P24"><text:tab/><text:span text:style-name="T2">mknimimage -m mksysb -n node27 610sysb spot=610spot</text:span></text:p>
      <text:p text:style-name="P21">(Creating the NIM resources could take a while!)</text:p>
      <text:p text:style-name="P21"><text:span text:style-name="T2">Note</text:span>: In some cases it may also be necessary to increase the file size limit on the target node.</text:p>
      <text:p text:style-name="P19">By default the command will create NIM <text:span text:style-name="T4">mksysb, spot, </text:span><text:span text:style-name="T15">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5">”). </text:span></text:p>
      <text:p text:style-name="P21">For example:</text:p>
      <text:p text:style-name="P19"><text:soft-page-break/><text:span text:style-name="T15"><text:tab/></text:span><text:span text:style-name="T4">Object name: <text:s/>610sysb</text:span></text:p>
      <text:p text:style-name="P6"><text:tab/><text:tab/>bosinst_data=610sysb_bosinst_data</text:p>
      <text:p text:style-name="P6"><text:s text:c="4"/><text:tab/><text:tab/>imagetype=NIM</text:p>
      <text:p text:style-name="P6"><text:s text:c="4"/><text:tab/><text:tab/>mksysb= 610sysb</text:p>
      <text:p text:style-name="P6"><text:tab/><text:tab/>nimmethod=mksysb</text:p>
      <text:p text:style-name="P6"><text:s text:c="4"/><text:tab/><text:tab/>nimtype=standalone</text:p>
      <text:p text:style-name="P6"><text:s text:c="4"/><text:tab/><text:tab/>osname=AIX</text:p>
      <text:p text:style-name="P19"><text:span text:style-name="T15"><text:s text:c="4"/><text:tab/><text:tab/>spot= </text:span><text:span text:style-name="T4">610sysb</text:span></text:p>
      <text:p text:style-name="P19"><text:span text:style-name="T15">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5">you could run the command as follows.</text:span></text:p>
      <text:p text:style-name="P19"><text:span text:style-name="T15"><text:tab/></text:span><text:span text:style-name="T7">mknimimage -m mksysb -n node27 610sysb spot=610spot <text:s/></text:span><text:span text:style-name="T7">resolv_conf= my_resolv_conf</text:span></text:p>
      <text:p text:style-name="P19"><text:span text:style-name="T2">Any additional NIM resources specified on the command line must be previously created using NIM interfaces. </text:span><text:s/>(Which means NIM must already have been configured previously. )</text:p>
      <text:p text:style-name="P23"><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34"><text:span text:style-name="T15">Once the initial </text:span><text:span text:style-name="T4">osimage</text:span><text:span text:style-name="T15"> definition is created you can change it by using the </text:span><text:span text:style-name="T16">chdef</text:span><text:span text:style-name="T15">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34">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34">You can list NIM resource definitions using the AIX <text:span text:style-name="T2">lsnim</text:span> command. For example, if the name of your SPOT resource is "<text:span text:style-name="T4">610image</text:span>" then you could get the details by running: <text:s text:c="2"/></text:p>
      <text:p text:style-name="P34"><text:tab/><text:span text:style-name="T10">lsnim -l 610image</text:span></text:p>
      <text:p text:style-name="P34">To see the actual contents of a NIM resource use "<text:span text:style-name="T4">nim -o showres &lt;resource name&gt;</text:span>". <text:s/>For example, to get a list of the software installed in your SPOT you could run:</text:p>
      <text:p text:style-name="P34"><text:s text:c="8"/><text:tab/><text:span text:style-name="T10">nim -o showres <text:s/>610image</text:span></text:p>
      <text:p text:style-name="P33"><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67" text:outline-level="2"><text:soft-page-break/>Define xCAT networks</text:h>
      <text:p text:style-name="P19">Create a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9"/>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40"/>
      <text:list text:style-name="WW8Num18" text:continue-numbering="true">
        <text:list-item>
          <text:list text:continue-numbering="true">
            <text:list-header>
              <text:p text:style-name="P9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8"/>
      <text:p text:style-name="P26">For the processs described in this document we are assuming that the xCAT management node and the LPARs are all on the same network. <text:s/></text:p>
      <text:p text:style-name="P28">However, depending on your specific situation, you may need to create additional NIM network and route definitions. </text:p>
      <text:p text:style-name="P2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8">The following is an example of how to define a new NIM network using the NIM command line interface. <text:s/></text:p>
      <text:p text:style-name="P29">Step 1</text:p>
      <text:p text:style-name="P28">Create a NIM network definition. <text:s/>Assume the NIM name for the new network is “clstr_net”, the network address is “10.0.0.0”, the network mask is “255.0.0.0”, and the default gateway is “10.0.0.247”.</text:p>
      <text:p text:style-name="P51">nim -o define -t ent -a net_addr=10.0.0.0 -a snm=255.0.0.0 -a <text:tab/>routing1='default 10.0.0.247' clstr_net</text:p>
      <text:p text:style-name="P29">Step 2</text:p>
      <text:p text:style-name="P28">Create a new interface entry for the NIM “master” definition. <text:s/>Assume that the next available interface index is “2” and the hostname of the NIM master is “xcataixmn”. <text:soft-page-break/>This must be the hostname of the management node interface that is connected to the “clstr_net” network.</text:p>
      <text:p text:style-name="P30"><text:tab/>nim -o change -a if2='clstr_net xcataixmn 0' -a cable_type2=N/A master</text:p>
      <text:p text:style-name="P31">Step 3</text:p>
      <text:p text:style-name="P32">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0"><text:tab/>nim -o change -a routing2='master_net 10.0.0.247 8.124.37.24' <text:tab/><text:tab/><text:tab/>clstr_net</text:p>
      <text:p text:style-name="P29">Step 4</text:p>
      <text:p text:style-name="P64">Verify the definitions by running the following commands.</text:p>
      <text:p text:style-name="P44">lsnim -l master</text:p>
      <text:p text:style-name="P44">lsnim -l master_net</text:p>
      <text:p text:style-name="P44">lsnim -l clstr_net</text:p>
      <text:p text:style-name="P26">See the NIM documentation for details on creating additional network and route definitions.<text:span text:style-name="T42"> <text:s/>(</text:span><text:span text:style-name="HTML_20_Cite"><text:span text:style-name="T45">IBM AIX Installation Guide and Reference</text:span></text:span><text:span text:style-name="T42">. </text:span><text:a xlink:type="simple" xlink:href="http://www-03.ibm.com/servers/aix/library/index.html"><text:span text:style-name="nobr"><text:span text:style-name="T42">http://www-03.ibm.com/servers/aix/library/index.html</text:span></text:span></text:a><text:span text:style-name="T42">)</text:span></text:p>
      <text:h text:style-name="Heading_20_2" text:outline-level="2">Gather MAC information for the install adapters.</text:h>
      <text:p text:style-name="P1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5">The command can also be used to do a ping test on the adapter interfaces to determine which ones could be used to perform the network boot. <text:s/>I<text:span text:style-name="T13">n this case the first adapter that can be successfully used to ping the server will be written to the database.</text:span></text:p>
      <text:p text:style-name="P15">Before running <text:span text:style-name="T2">getmacs</text:span> you must first run the <text:span text:style-name="T2">makeconservercf </text:span><text:span text:style-name="T49">command</text:span>. <text:s/>You need to run <text:span text:style-name="T2">makeconservercf</text:span> any time you add new nodes to the cluster.</text:p>
      <text:p text:style-name="P15"><text:tab/> <text:span text:style-name="T6">makeconservercf</text:span></text:p>
      <text:p text:style-name="P15">Shut down all the nodes that you will be querying for MAC addresses.</text:p>
      <text:p text:style-name="P15"><text:tab/><text:span text:style-name="T6">rpower aixnodes off</text:span></text:p>
      <text:p text:style-name="P15"><text:soft-page-break/>To retrieve the MAC address for all the nodes in the group “<text:span text:style-name="T4">aixnodes</text:span>” and write the first adapter MAC to the xCAT database you could issue the following command.</text:p>
      <text:p text:style-name="P65"><text:tab/><text:span text:style-name="T5">getmacs aixnodes</text:span></text:p>
      <text:p text:style-name="P66">To display all adapter information but not write anything to the database.</text:p>
      <text:p text:style-name="P66"><text:tab/><text:span text:style-name="T6">getmacs -d <text:s/>aixnodes</text:span></text:p>
      <text:p text:style-name="P15">To retrieve the MAC address and do a ping test to determine which adapter MAC to use for the node you could issue the following command. <text:s/>(The ping operation may take a while to complete.)</text:p>
      <text:p text:style-name="P65"><text:tab/><text:span text:style-name="T6">getmacs -d aixnodes -S 10.14.0.2 -G 10.14.0.2 -C 10.14.0.4</text:span></text:p>
      <text:p text:style-name="P65">The output would be similar to the following.</text:p>
      <text:p text:style-name="P61"># Type <text:s text:c="2"/>Location Code <text:s text:c="2"/>MAC Address <text:s/>Full Path Name <text:s/>Ping Result <text:s/>Device Type</text:p>
      <text:p text:style-name="Text_20_body"><text:span text:style-name="T48">ent U9125.F2A.024C362-V6-C2-T1 fef9dfb7</text:span><text:span text:style-name="T25">c602 </text:span><text:a xlink:type="simple" xlink:href="/vdevice/l-lan@30000002"><text:span text:style-name="T20">/vdevice/l-lan@30000002</text:span></text:a><text:span text:style-name="T25"> <text:s/>successfu</text:span><text:span text:style-name="T26">l</text:span><text:span text:style-name="T48"> virtual</text:span></text:p>
      <text:p text:style-name="P61">ent U9125.F2A.024C362-V6-C3-T1 fef9dfb7c603 /vdevice/l-lan@30000003 unsuccessful virtual</text:p>
      <text:p text:style-name="P62">From this result you can see that “ <text:span text:style-name="T48">fef9dfb7c602</text:span><text:span text:style-name="T47">” should be used for this nodes MAC address.</text:span></text:p>
      <text:p text:style-name="P17">For more information on using the <text:span text:style-name="T2">getmacs</text:span> command see the man page.</text:p>
      <text:p text:style-name="P63">To add the MAC value to the node definitions you can use the <text:span text:style-name="T2">chdef</text:span> command. <text:s/>For example:</text:p>
      <text:p text:style-name="P18"><text:span text:style-name="_20_Char"><text:tab/></text:span><text:span text:style-name="_20_Char"><text:span text:style-name="T4">chdef -t node node01 mac=fef9dfb7c603</text:span></text:span></text:p>
      <text:h text:style-name="Heading_20_2" text:outline-level="2"><text:span text:style-name="_20_Char"><text:span text:style-name="T18">Set up customization scripts (optional) </text:span></text:span></text:h>
      <text:p text:style-name="Standard"><text:span text:style-name="_20_Char"><text:span text:style-name="T14"/></text:span></text:p>
      <text:p text:style-name="P26"><text:span text:style-name="_20_Char"><text:span text:style-name="T18">xCAT supports the running of customization scripts on the nodes when they are installed. <text:s text:c="2"/></text:span></text:span></text:p>
      <text:p text:style-name="P26"><text:span text:style-name="_20_Char"><text:span text:style-name="T18">This support includes:</text:span></text:span></text:p>
      <text:list text:style-name="L1">
        <text:list-item>
          <text:p text:style-name="P80"><text:span text:style-name="_20_Char"><text:span text:style-name="T18">The running of a set of default customization scripts that are required by xCAT.</text:span></text:span></text:p>
          <text:p text:style-name="P91"><text:span text:style-name="_20_Char"><text:span text:style-name="T1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19">chtab</text:span></text:span><text:span text:style-name="_20_Char"><text:span text:style-name="T18"> or </text:span></text:span><text:span text:style-name="_20_Char"><text:span text:style-name="T19">tabedit</text:span></text:span><text:span text:style-name="_20_Char"><text:span text:style-name="T18"> command. The scripts are contained in the /install/postscripts directory on the xCAT management node.</text:span></text:span></text:p>
        </text:list-item>
        <text:list-item>
          <text:p text:style-name="P80"><text:soft-page-break/><text:span text:style-name="_20_Char"><text:span text:style-name="T18">The optional running of customization scripts provided by xCAT.</text:span></text:span></text:p>
          <text:p text:style-name="P80"><text:span text:style-name="_20_Char"><text:span text:style-name="T18">There is a set of xCAT customization scripts provided in the /install/postscripts directory that can be used to perform optional tasks such as additional adapter configuration. <text:s/></text:span></text:span></text:p>
        </text:list-item>
        <text:list-item>
          <text:p text:style-name="P80"><text:span text:style-name="_20_Char"><text:span text:style-name="T18">The optional running of user-provided customization scripts.</text:span></text:span></text:p>
        </text:list-item>
      </text:list>
      <text:p text:style-name="P26"><text:span text:style-name="_20_Char"><text:span text:style-name="T18"><text:tab/>To have your script run on the nodes:</text:span></text:span></text:p>
      <text:list text:style-name="L2">
        <text:list-item>
          <text:p text:style-name="P89"><text:span text:style-name="_20_Char"><text:span text:style-name="T18">Put a copy of your script in /install/postscripts on the xCAT management node. <text:s/>(Make sure it is executable.)</text:span></text:span></text:p>
        </text:list-item>
        <text:list-item>
          <text:p text:style-name="P89"><text:span text:style-name="_20_Char"><text:span text:style-name="T18">Set the “postscripts” attribute of the node definition to include the comma separated list of the scripts that you want to be executed on the nodes. </text:span></text:span><text:span text:style-name="_20_Char"><text:span text:style-name="T22">The order of the scripts in the list determines the order in which they will be run. </text:span></text:span><text:span text:style-name="_20_Char"><text:span text:style-name="T18">For example, if you want to have your two scripts called “foo” and “bar” run on node “node01” you could use the </text:span></text:span><text:span text:style-name="_20_Char"><text:span text:style-name="T19">chdef</text:span></text:span><text:span text:style-name="_20_Char"><text:span text:style-name="T18"> command as follows.</text:span></text:span></text:p>
        </text:list-item>
      </text:list>
      <text:p text:style-name="P52"><text:span text:style-name="_20_Char"><text:span text:style-name="T18"><text:tab/><text:tab/></text:span></text:span><text:span text:style-name="_20_Char"><text:span text:style-name="T21">chdef -t node -o node01 -p postscripts=foo,bar</text:span></text:span></text:p>
      <text:p text:style-name="P52"><text:span text:style-name="_20_Char"><text:span text:style-name="T22"><text:tab/>(The “-p” means to add these to whatever is already set.)</text:span></text:span></text:p>
      <text:p text:style-name="P26"><text:span text:style-name="_20_Char"><text:span text:style-name="T23">Note: </text:span></text:span><text:span text:style-name="_20_Char"><text:span text:style-name="T24">The customization scripts are run during the boot process (out of /etc/inittab).</text:span></text:span></text:p>
      <text:h text:style-name="Heading_20_3" text:outline-level="3"><text:span text:style-name="_20_Char"><text:span text:style-name="T23"><text:s text:c="2"/>Add NTP setup script </text:span></text:span></text:h>
      <text:p text:style-name="P3"/>
      <text:p text:style-name="P55">To have xCAT automatically set up ntp on the cluster nodes you must add the <text:span text:style-name="T2">setupntp</text:span> script to the list of postscripts that are run on the nodes. <text:s text:c="2"/></text:p>
      <text:p text:style-name="P55">To do this you can either modify the “postscripts” attribute for each node individually or you can just modify the definition of a group that all the nodes belong to.</text:p>
      <text:p text:style-name="P55">For example, if all your nodes belong to the group “compute” then you could add <text:span text:style-name="T2">setupntp</text:span> to the group definition by running the following command.</text:p>
      <text:p text:style-name="P54"><text:tab/>chdef -p -t group -o compute postscripts=setupntp</text:p>
      <text:h text:style-name="Heading_20_3" text:outline-level="3"><text:span text:style-name="_20_Char"><text:span text:style-name="T24"><text:s/></text:span></text:span><text:span text:style-name="_20_Char"><text:span text:style-name="T37">Add secondary adapter configuration script</text:span></text:span></text:h>
      <text:p text:style-name="Standard"><text:span text:style-name="_20_Char"><text:span text:style-name="T34"/></text:span></text:p>
      <text:p text:style-name="Standard"><text:span text:style-name="_20_Char"><text:span text:style-name="T34">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4"/></text:span></text:p>
      <text:p text:style-name="P13"><text:soft-page-break/><text:span text:style-name="_20_Char"><text:span text:style-name="T34">If you wish to configure IB interfaces please refer to: “</text:span></text:span><text:span text:style-name="_20_Char"><text:span text:style-name="T29">xCAT 2 InfiniBand Support</text:span></text:span><text:span text:style-name="_20_Char"><text:span text:style-name="T35">” </text:span></text:span><text:a xlink:type="simple" xlink:href="http://xcat.svn.sourceforge.net/viewvc/xcat/xcat-core/trunk/xCAT-client/share/doc/xCAT2IBsupport.pdf"><text:span text:style-name="_20_Char"><text:span text:style-name="T59">http://xcat.svn.sourceforge.net/viewvc/xcat/xcat-core/trunk/xCAT-client/share/doc/xCAT2IBsupport.pdf</text:span></text:span></text:a><text:span text:style-name="_20_Char"><text:span text:style-name="T35"> </text:span></text:span></text:p>
      <text:p text:style-name="P13"><text:span text:style-name="_20_Char"><text:span text:style-name="T35"/></text:span></text:p>
      <text:p text:style-name="P13"><text:span text:style-name="_20_Char"><text:span text:style-name="T29">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5"><text:s/>Configure NIM to use nimsh and SSL.</text:span></text:span></text:h>
      <text:p text:style-name="P8"><text:span text:style-name="_20_Char"><text:span text:style-name="T36"/></text:span></text:p>
      <text:p text:style-name="P8"><text:span text:style-name="_20_Char"><text:span text:style-name="T30">The NIM service handler (</text:span></text:span><text:span text:style-name="_20_Char"><text:span text:style-name="T32">nimsh</text:span></text:span><text:span text:style-name="_20_Char"><text:span text:style-name="T30">), is provided as an optional feature of NIM to be used in cluster environments where the standard </text:span></text:span><text:span text:style-name="_20_Char"><text:span text:style-name="T32">rsh</text:span></text:span><text:span text:style-name="_20_Char"><text:span text:style-name="T30"> protocols are not secure enough.</text:span></text:span></text:p>
      <text:p text:style-name="P9"/>
      <text:p text:style-name="P8"><text:span text:style-name="T27">Although </text:span><text:span text:style-name="T28">nimsh</text:span><text:span text:style-name="T27"> eliminates the need for </text:span><text:span text:style-name="T28">rsh</text:span><text:span text:style-name="T27">,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9"/>
      <text:p text:style-name="P8"><text:span text:style-name="T27">In order to facilitate the setup of </text:span><text:span text:style-name="T28">nimsh</text:span><text:span text:style-name="T27">, xCAT provides a sample customization called “confignimsh” that can be used to configure </text:span><text:span text:style-name="T28">nimsh</text:span><text:span text:style-name="T27"> on the cluster nodes. <text:s/></text:span></text:p>
      <text:p text:style-name="P9"/>
      <text:p text:style-name="P8"><text:span text:style-name="T27">This script will also configure </text:span><text:span text:style-name="T28">nimsh</text:span><text:span text:style-name="T27"> to use SSL and will remove the /.rhosts file from the node. <text:s/>If you do not wish to have the .rhosts file removed from the node you must remove those lines from the </text:span><text:span text:style-name="T28">confignimsh</text:span><text:span text:style-name="T27"> script before using it.</text:span></text:p>
      <text:p text:style-name="P9"/>
      <text:p text:style-name="P9">This script should only be run on AIX standalone (diskfull) cluster compute nodes. It should NOT be run on the xCAT management node, service nodes or diskless nodes.</text:p>
      <text:p text:style-name="P9"/>
      <text:p text:style-name="P9">The basic processes is:</text:p>
      <text:list text:style-name="L3">
        <text:list-item>
          <text:p text:style-name="P84">Make sure the AIX openssl fileset gets installed on the management node and all the other cluster nodes. <text:s/>(Which should be done in any case.)</text:p>
        </text:list-item>
        <text:list-item>
          <text:p text:style-name="P84">On the xCAT management node run the following command.</text:p>
          <text:list>
            <text:list-header>
              <text:p text:style-name="P88">nimconfig -c</text:p>
            </text:list-header>
          </text:list>
        </text:list-item>
      </text:list>
      <text:p text:style-name="P10"/>
      <text:p text:style-name="P8"><text:span text:style-name="T33"><text:tab/></text:span><text:span text:style-name="T30">You must also run this command on any service nodes that are being used.</text:span></text:p>
      <text:list text:style-name="L3">
        <text:list-item text:start-value="1">
          <text:p text:style-name="P84">Add “confignimsh” to the list of scripts you want run on the nodes</text:p>
        </text:list-item>
      </text:list>
      <text:p text:style-name="P9"/>
      <text:p text:style-name="P8"><text:span text:style-name="T27"><text:tab/>For example, if all your nodes belong to the group “compute” then you could <text:tab/>add </text:span><text:span text:style-name="T28">confignimsh</text:span><text:span text:style-name="T27"> to the group definition by running the following command.</text:span></text:p>
      <text:p text:style-name="P10"><text:tab/><text:tab/>chdef -p -t group -o compute postscripts=confignimsh</text:p>
      <text:list text:style-name="L3">
        <text:list-header>
          <text:p text:style-name="P84"/>
        </text:list-header>
      </text:list>
      <text:p text:style-name="P9"/>
      <text:p text:style-name="P8"><text:span text:style-name="T27">After the nodes boot up you can verify that </text:span><text:span text:style-name="T28">nimsh</text:span><text:span text:style-name="T27"> was set up correctly by running a <text:s/>NIM command such as: “nim -o lslpp &lt;nodename&gt;”.</text:span></text:p>
      <text:p text:style-name="P9"><text:soft-page-break/></text:p>
      <text:p text:style-name="P9">To be sure that nimsh is actually using SSL you can run the command: </text:p>
      <text:p text:style-name="P9">”nimquery -a host=&lt;nodename&gt;”.</text:p>
      <text:p text:style-name="P9"/>
      <text:p text:style-name="P9">Example:</text:p>
      <text:p text:style-name="P9"/>
      <text:p text:style-name="P8"><text:span text:style-name="T27"><text:tab/>&gt; </text:span><text:span text:style-name="T33">nimquery -a host=xcatn11</text:span></text:p>
      <text:p text:style-name="P10"><text:tab/>host:xcatn11.cluster.com:addr:10.2.0.104:mask:255.255.0.0:gtwy: 10.2.0.200:_pif:en0:_ssl:yes:_psh:no:_res:no:asyn:no:mac:163D0DDAE202:_sslver:OpenSSL 0.9.8k 25 Mar 2009:</text:p>
      <text:p text:style-name="P9"/>
      <text:p text:style-name="P8"><text:span text:style-name="T27">The “_ssl:yes” indicates that </text:span><text:span text:style-name="T28">nimsh</text:span><text:span text:style-name="T27"> is using SSL.</text:span></text:p>
      <text:p text:style-name="P9"/>
      <text:p text:style-name="P8"><text:span text:style-name="_20_Char"><text:span text:style-name="T27">Note: <text:s/>You could also set up </text:span></text:span><text:span text:style-name="_20_Char"><text:span text:style-name="T28">nimsh</text:span></text:span><text:span text:style-name="_20_Char"><text:span text:style-name="T27"> at any time using the xCAT </text:span></text:span><text:span text:style-name="_20_Char"><text:span text:style-name="T28">updatenode</text:span></text:span><text:span text:style-name="_20_Char"><text:span text:style-name="T27"> command to run the </text:span></text:span><text:span text:style-name="_20_Char"><text:span text:style-name="T28">confignimsh</text:span></text:span><text:span text:style-name="_20_Char"><text:span text:style-name="T27"> script on the nodes.</text:span></text:span></text:p>
      <text:h text:style-name="Heading_20_2" text:outline-level="2"><text:span text:style-name="_20_Char"><text:span text:style-name="T23">Create prescripts (optional)</text:span></text:span></text:h>
      <text:p text:style-name="P116"><text:span text:style-name="_20_Char"><text:span text:style-name="T13"><text:line-break/>Starting with xCAT 2.5, <text:s/></text:span></text:span><text:span text:style-name="_20_Char"><text:span text:style-name="T8">prescript</text:span></text:span><text:span text:style-name="_20_Char"><text:span text:style-name="T13"> support is provided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6"><text:span text:style-name="_20_Char"/></text:p>
      <text:p text:style-name="P116"><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6"><text:span text:style-name="_20_Char"/></text:p>
      <text:p text:style-name="P116"><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4">prescripts-begin</text:span></text:span><text:span text:style-name="_20_Char"> node attribute. </text:span></text:p>
      <text:p text:style-name="P116"><text:span text:style-name="_20_Char"/></text:p>
      <text:p text:style-name="P116"><text:span text:style-name="_20_Char">You can specify a script to be run at the end of the commands using the <text:s/></text:span><text:span text:style-name="_20_Char"><text:span text:style-name="T4">prescripts-end</text:span></text:span><text:span text:style-name="_20_Char"> node attribute.</text:span></text:p>
      <text:p text:style-name="P116"><text:span text:style-name="_20_Char"><text:span text:style-name="T55"/></text:span></text:p>
      <text:p text:style-name="P116"><text:span text:style-name="_20_Char"><text:span text:style-name="T55">The format of the entry is:</text:span></text:span></text:p>
      <text:p text:style-name="P116"><text:span text:style-name="_20_Char"><text:span text:style-name="T52"><text:tab/>[action1]:s1,s2...[|action2:s3,s4,s5...]...</text:span></text:span></text:p>
      <text:p text:style-name="P117">where:</text:p>
      <text:p text:style-name="P116"><text:span text:style-name="_20_Char"><text:span text:style-name="T55"><text:tab/></text:span></text:span><text:span text:style-name="_20_Char"><text:span text:style-name="T53">action*</text:span></text:span><text:span text:style-name="_20_Char"><text:span text:style-name="T54"> </text:span></text:span><text:span text:style-name="_20_Char"><text:span text:style-name="T55"><text:s/>is either “standalone” or “diskless”</text:span></text:span></text:p>
      <text:p text:style-name="P116"><text:span text:style-name="_20_Char"><text:span text:style-name="T55"><text:tab/></text:span></text:span><text:span text:style-name="_20_Char"><text:span text:style-name="T52">s1,s2..<text:tab/></text:span></text:span><text:span text:style-name="_20_Char"><text:span text:style-name="T56">are the prescripts to run for this action</text:span></text:span></text:p>
      <text:p text:style-name="P116"><text:span text:style-name="_20_Char"><text:span text:style-name="T56"/></text:span></text:p>
      <text:p text:style-name="P116"><text:span text:style-name="_20_Char">The attributes may be set using the </text:span><text:span text:style-name="_20_Char"><text:span text:style-name="T2">chdef</text:span></text:span><text:span text:style-name="_20_Char"> command. <text:s text:c="2"/></text:span></text:p>
      <text:p text:style-name="P116"><text:span text:style-name="_20_Char"/></text:p>
      <text:p text:style-name="P116"><text:span text:style-name="_20_Char">For example, if you wish to run the </text:span><text:span text:style-name="_20_Char"><text:span text:style-name="T4">foo</text:span></text:span><text:span text:style-name="_20_Char"> and </text:span><text:span text:style-name="_20_Char"><text:span text:style-name="T7">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16"><text:span text:style-name="_20_Char"/></text:p>
      <text:p text:style-name="Standard"><text:soft-page-break/><text:span text:style-name="_20_Char"><text:tab/></text:span><text:span text:style-name="_20_Char"><text:span text:style-name="T6">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7">prescripts-begin </text:span></text:span><text:span text:style-name="_20_Char"><text:span text:style-name="T17">attributes. <text:s/></text:span></text:span></text:p>
      <text:p text:style-name="Standard"><text:span text:style-name="_20_Char"><text:span text:style-name="T17"/></text:span></text:p>
      <text:p text:style-name="Standard"><text:span text:style-name="_20_Char"><text:span text:style-name="T17">Similarly, the last thing the command will do is run any scripts that were specified by the <text:s/></text:span></text:span><text:span text:style-name="_20_Char"><text:span text:style-name="T7">prescripts-end <text:s/></text:span></text:span><text:span text:style-name="_20_Char"><text:span text:style-name="T17">attributes.</text:span></text:span></text:p>
      <text:p text:style-name="Standard"><text:span text:style-name="_20_Char"><text:span text:style-name="T17"/></text:span></text:p>
      <text:p text:style-name="Standard"><text:span text:style-name="_20_Char"><text:span text:style-name="T24">For more information about using the xCAT prescript support refer to the “</text:span></text:span><text:span text:style-name="_20_Char"><text:span text:style-name="T38">xCAT2 Top Doc</text:span></text:span><text:span text:style-name="_20_Char"><text:span text:style-name="T39">”, </text:span></text:span><text:span text:style-name="_20_Char"><text:span text:style-name="T31">( </text:span></text:span><text:a xlink:type="simple" xlink:href="http://xcat.svn.sourceforge.net/viewvc/xcat/xcat-core/trunk/xCAT-client/share/doc/xCAT2top.pdf"><text:span text:style-name="_20_Char">http://xcat.svn.sourceforge.net/viewvc/xcat/xcat-core/trunk/xCAT-client/share/doc/xCAT2top.pdf</text:span></text:a><text:span text:style-name="_20_Char"><text:span text:style-name="T31">)</text:span></text:span></text:p>
      <text:h text:style-name="Heading_20_2" text:outline-level="2">Create NIM client &amp; group definitions</text:h>
      <text:p text:style-name="P7">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7"/>
      <text:p text:style-name="P7">To create NIM machine definitions you could run the following command. <text:s/></text:p>
      <text:p text:style-name="P7"/>
      <text:p text:style-name="P60">xcat2nim -t node –o aixnodes</text:p>
      <text:p text:style-name="P59"/>
      <text:p text:style-name="P7">To create NIM group definitions you could run the following command.</text:p>
      <text:p text:style-name="P13"><text:line-break/><text:tab/><text:span text:style-name="T3">xcat2nim –t group –o aixnodes</text:span></text:p>
      <text:p text:style-name="P13"/>
      <text:p text:style-name="P13">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P38"/>
      <text:p text:style-name="P13"><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13"><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3"/>
      <text:p text:style-name="P13"><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13"><text:span text:style-name="_20_Char"/></text:p>
      <text:p text:style-name="P43">nimnodeset -i 610sysb aixnodes</text:p>
      <text:p text:style-name="P13"><text:soft-page-break/>To verify that you have allocated all the NIM resources that you need you can run the “<text:span text:style-name="T1">lsnim –l</text:span>” command. <text:s/>For example, to check node “node01” you could run the following command.</text:p>
      <text:p text:style-name="P14"/>
      <text:p text:style-name="P41">lsnim -l node01</text:p>
      <text:p text:style-name="P20"><text:span text:style-name="_20_Char"><text:span text:style-name="T42">The command </text:span></text:span><text:span text:style-name="T42">will also set the “</text:span><text:span text:style-name="T44">profile</text:span><text:span text:style-name="_20_Char"><text:span text:style-name="T42">” attribute in the xCAT node definitions to “</text:span></text:span><text:span text:style-name="_20_Char"><text:span text:style-name="T44">610sysb</text:span></text:span><text:span text:style-name="_20_Char"><text:span text:style-name="T42">“. <text:s/>Once this attribute is set you can run the </text:span></text:span><text:span text:style-name="_20_Char"><text:span text:style-name="T43">nimnodeset</text:span></text:span><text:span text:style-name="_20_Char"><text:span text:style-name="T42"> command without the “-i” option.</text:span></text:span></text:p>
      <text:h text:style-name="Heading_20_2" text:outline-level="2">Open a remote console (optional)</text:h>
      <text:p text:style-name="P19">You can open a remote console to monitor the boot progress using the xCAT <text:span text:style-name="T1">rcons</text:span> command. <text:s/>This command requires that you have <text:span text:style-name="T2">conserver</text:span> installed and configured. <text:s/></text:p>
      <text:p text:style-name="P25">If you wish to monitor a network installation you must run rcons before initiating a network boot.</text:p>
      <text:p text:style-name="P57"><text:tab/><text:tab/>To configure conserver run:</text:p>
      <text:p text:style-name="P42">makeconservercf <text:s text:c="3"/></text:p>
      <text:p text:style-name="P19">To start a console:</text:p>
      <text:p text:style-name="P42">rcons node01</text:p>
      <text:p text:style-name="P22">Note: <text:s/>You must always run makeconservercf after you define new cluster nodes.</text:p>
      <text:h text:style-name="Heading_20_2" text:outline-level="2">Initiate a network boot</text:h>
      <text:p text:style-name="P15">Initiate a remote network boot request using the xCAT <text:span text:style-name="T2">rnetboot</text:span> command. <text:s/>For example, to initiate a network boot of all nodes in the group “<text:span text:style-name="T4">aixnodes</text:span>” you could issue the following command.</text:p>
      <text:p text:style-name="P49">rnetboot <text:s/>aixnodes</text:p>
      <text:p text:style-name="P16"><text:span text:style-name="T2">Note</text:span>: If you receive timeout errors from the <text:span text:style-name="T2">rnetboot</text:span> command, you may need to increase the default 60-second timeout to a larger value by setting ppctimeout in the site table:</text:p>
      <text:p text:style-name="P50">chdef -t site -o clustersite ppctimeout=180</text:p>
      <text:h text:style-name="Heading_20_2" text:outline-level="2">Verify the deployment</text:h>
      <text:list text:style-name="WW8Num33">
        <text:list-item text:start-value="1">
          <text:p text:style-name="P103">You can use the AIX <text:span text:style-name="kwd"><text:span text:style-name="T1">lsnim</text:span></text:span> command to see the state of the NIM installation for a particular node, by running the following command on the NIM master: </text:p>
          <text:p text:style-name="P101"><text:span text:style-name="T9">lsnim -l &lt;</text:span><text:span text:style-name="var"><text:span text:style-name="T9">clientname&gt;</text:span></text:span></text:p>
        </text:list-item>
        <text:list-item>
          <text:p text:style-name="P103">Retry and troubleshooting tips: </text:p>
        </text:list-item>
      </text:list>
      <text:list text:style-name="L4">
        <text:list-item>
          <text:p text:style-name="P105">For p6 lpars, it may be helpful to bring up the HMC web interface in a browser and watch the lpar status and reference codes as the node boots.</text:p>
        </text:list-item>
        <text:list-item>
          <text:p text:style-name="P105"><text:soft-page-break/>Verify network connections</text:p>
        </text:list-item>
        <text:list-item>
          <text:p text:style-name="P105">If the <text:span text:style-name="T2">rnetboot</text:span> returns “unsuccessful” for a node, verify that bootp and tftp is configured and running properly.</text:p>
        </text:list-item>
        <text:list-item>
          <text:p text:style-name="P109">View /etc/bootptab to make sure an entry exists for the node.</text:p>
        </text:list-item>
        <text:list-item>
          <text:p text:style-name="P109">Verify that the information in /tftpboot/&lt;node&gt;.info is correct.</text:p>
        </text:list-item>
        <text:list-item>
          <text:p text:style-name="P109">Stop and restart inetd:</text:p>
        </text:list-item>
      </text:list>
      <text:p text:style-name="P69">stopsrc -s inetd</text:p>
      <text:p text:style-name="P69">startsrc -s inetd</text:p>
      <text:list text:style-name="L5">
        <text:list-item>
          <text:p text:style-name="P75">Stop and restart tftp:</text:p>
        </text:list-item>
      </text:list>
      <text:p text:style-name="P69">stopsrc -s tftp</text:p>
      <text:p text:style-name="P69">startsrc -s tftp</text:p>
      <text:list text:style-name="L5">
        <text:list-item text:start-value="1">
          <text:p text:style-name="P75"/>
        </text:list-item>
      </text:list>
      <text:list text:style-name="L4">
        <text:list-item text:start-value="1">
          <text:p text:style-name="P105">Verify NFS is running properly and mounts can be performed with this NFS server:</text:p>
        </text:list-item>
        <text:list-item>
          <text:p text:style-name="P109">View /etc/exports for correct mount information. <text:s/></text:p>
        </text:list-item>
        <text:list-item>
          <text:p text:style-name="P109">Run the showmount and exportfs commands. </text:p>
        </text:list-item>
        <text:list-item>
          <text:p text:style-name="P109">Stop and restart the NFS and related daemons:</text:p>
        </text:list-item>
      </text:list>
      <text:p text:style-name="P73">stopsrc -g nfs</text:p>
      <text:p text:style-name="P73">startsrc -g nfs</text:p>
      <text:list text:style-name="L4">
        <text:list-item text:start-value="1">
          <text:p text:style-name="P115">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13"/>
      <text:h text:style-name="Heading_20_2" text:outline-level="2">Removing NIM machine definitions</text:h>
      <text:p text:style-name="P13">Use the xCAT <text:span text:style-name="T2">xcat2nim</text:span> command to remove all NIM machine definitions that were created for the specified xCAT nodes. <text:s text:c="2"/>This command <text:span text:style-name="T13">will not</text:span><text:span text:style-name="T46"> </text:span>remove the xCAT node definitions.</text:p>
      <text:p text:style-name="P13"/>
      <text:p text:style-name="P13">For example, to remove the NIM machine definition corresponding to the xCAT node named “node01” you could run the command as follows.</text:p>
      <text:p text:style-name="P13"/>
      <text:p text:style-name="P13"><text:tab/><text:span text:style-name="T6">xcat2nim -t node -r node01</text:span></text:p>
      <text:p text:style-name="P13"/>
      <text:p text:style-name="P13">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6"/>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13">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10-08-11T13:30:37</dc:date>
    <meta:print-date>2008-06-16T08:24:29</meta:print-date>
    <meta:editing-cycles>257</meta:editing-cycles>
    <meta:editing-duration>P4DT1H0M6S</meta:editing-duration>
    <meta:user-defined meta:name="Info 1"/>
    <meta:user-defined meta:name="Info 2"/>
    <meta:user-defined meta:name="Info 3"/>
    <meta:user-defined meta:name="Info 4"/>
    <meta:document-statistic meta:table-count="0" meta:image-count="0" meta:object-count="0" meta:page-count="16" meta:paragraph-count="303" meta:word-count="4966" meta:character-count="29740"/>
  </office:meta>
</office:document-meta>
</file>